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51cm" svg:stroke-color="#000000" draw:marker-start-width="0.51cm" draw:marker-end-width="0.51cm" draw:fill="none" draw:fill-color="#ffffff" fo:min-height="0.56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508cm" draw:marker-end-width="0.508cm" draw:fill="none" draw:fill-color="#ffffff" fo:min-height="0.58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1cm" svg:stroke-color="#000000" draw:marker-start-width="0.508cm" draw:marker-end-width="0.508cm" draw:fill="none" draw:fill-color="#ffffff" fo:min-height="0.529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000000" draw:marker-start-width="0.508cm" draw:marker-end-width="0.508cm" draw:fill="none" draw:fill-color="#ffffff" fo:min-height="0.5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1cm" svg:stroke-color="#000000" draw:marker-start-width="0.508cm" draw:marker-end-width="0.508cm" draw:fill="none" draw:fill-color="#ffffff" fo:min-height="1.02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1cm" svg:stroke-color="#000000" draw:marker-start-width="0.508cm" draw:marker-end-width="0.508cm" draw:fill="none" draw:fill-color="#ffffff" fo:min-height="1.0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1cm" svg:stroke-color="#000000" draw:marker-start-width="0.508cm" draw:marker-end-width="0.508cm" draw:fill="none" draw:fill-color="#ffffff" fo:min-height="0.59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name="Shape2" draw:style-name="gr2" svg:width="3.917cm" svg:height="0.632cm" svg:x="-0.019cm" svg:y="2.976cm"><draw:text-box><text:p>Centralised approach</text:p></draw:text-box></draw:frame><draw:frame text:anchor-type="paragraph" draw:z-index="2" draw:name="Shape3" draw:style-name="gr3" svg:width="3.97cm" svg:height="0.583cm" svg:x="12.4cm" svg:y="3.029cm"><draw:text-box><text:p>Distributed approach</text:p></draw:text-box></draw:frame><draw:line text:anchor-type="paragraph" draw:z-index="7" draw:name="Shape4" draw:style-name="gr6" draw:text-style-name="P2" svg:x1="8.553cm" svg:y1="1.713cm" svg:x2="8.579cm" svg:y2="2.288cm"><text:p/></draw:line><draw:line text:anchor-type="paragraph" draw:z-index="8" draw:name="Shape5" draw:style-name="gr6" draw:text-style-name="P2" svg:x1="14.189cm" svg:y1="2.208cm" svg:x2="1.711cm" svg:y2="2.208cm"><text:p/></draw:line><draw:line text:anchor-type="paragraph" draw:z-index="9" draw:name="Shape7" draw:style-name="gr7" draw:text-style-name="P2" svg:x1="14.189cm" svg:y1="2.235cm" svg:x2="14.189cm" svg:y2="3.029cm"><text:p/></draw:line><draw:line text:anchor-type="paragraph" draw:z-index="10" draw:name="Shape7" draw:style-name="gr7" draw:text-style-name="P2" svg:x1="1.711cm" svg:y1="2.208cm" svg:x2="1.711cm" svg:y2="2.975cm"><text:p/></draw:line><draw:line text:anchor-type="paragraph" draw:z-index="11" draw:name="Shape5" draw:style-name="gr6" draw:text-style-name="P2" svg:x1="14.162cm" svg:y1="3.928cm" svg:x2="1.711cm" svg:y2="3.944cm"><text:p/></draw:line><draw:line text:anchor-type="paragraph" draw:z-index="12" draw:name="Shape4" draw:style-name="gr6" draw:text-style-name="P2" svg:x1="14.183cm" svg:y1="3.611cm" svg:x2="14.162cm" svg:y2="3.944cm"><text:p/></draw:line><draw:line text:anchor-type="paragraph" draw:z-index="13" draw:name="Shape4" draw:style-name="gr6" draw:text-style-name="P2" svg:x1="1.732cm" svg:y1="3.607cm" svg:x2="1.732cm" svg:y2="3.944cm"><text:p/></draw:line><draw:line text:anchor-type="paragraph" draw:z-index="14" draw:name="Shape6" draw:style-name="gr7" draw:text-style-name="P3" svg:x1="11.622cm" svg:y1="3.927cm" svg:x2="11.715cm" svg:y2="4.976cm"><text:p/></draw:line><draw:line text:anchor-type="paragraph" draw:z-index="15" draw:name="Shape6" draw:style-name="gr7" draw:text-style-name="P2" svg:x1="8.447cm" svg:y1="3.944cm" svg:x2="8.5cm" svg:y2="4.992cm"><text:p/></draw:line><draw:line text:anchor-type="paragraph" draw:z-index="16" draw:name="Shape6" draw:style-name="gr7" draw:text-style-name="P2" svg:x1="2.309cm" svg:y1="3.928cm" svg:x2="2.362cm" svg:y2="4.976cm"><text:p/></draw:line><draw:line text:anchor-type="paragraph" draw:z-index="18" draw:name="Shape6" draw:style-name="gr7" draw:text-style-name="P2" svg:x1="5.299cm" svg:y1="3.928cm" svg:x2="5.352cm" svg:y2="4.976cm"><text:p/></draw:line></text:p>
      <text:p text:style-name="Standard"/>
      <text:p text:style-name="Standard"><draw:frame text:anchor-type="paragraph" draw:z-index="0" draw:name="Shape1" draw:style-name="gr1" draw:text-style-name="P1" svg:width="4.393cm" svg:height="0.616cm" svg:x="6.41cm" svg:y="0.123cm"><draw:text-box><text:p><text:span text:style-name="T1">Access point association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7" draw:name="Shape2" draw:style-name="gr4" svg:width="2.895cm" svg:height="1.026cm" svg:x="0.589cm" svg:y="0.028cm"><draw:text-box><text:p>Antenna control </text:p><text:p><text:s text:c="8"/>based</text:p></draw:text-box></draw:frame><draw:frame text:anchor-type="paragraph" draw:z-index="5" draw:name="Shape2" draw:style-name="gr4" svg:width="2.895cm" svg:height="1.026cm" svg:x="3.981cm" svg:y="0.108cm"><draw:text-box><text:p>Antenna+channel Control based</text:p></draw:text-box></draw:frame><draw:frame text:anchor-type="paragraph" draw:z-index="30" draw:name="Shape2" draw:style-name="gr4" draw:text-style-name="P1" svg:width="2.897cm" svg:height="1.026cm" svg:x="10.575cm" svg:y="0.102cm"><draw:text-box><text:p><text:span text:style-name="T1">Fixed Channel + Power Emission </text:span></text:p></draw:text-box></draw:frame><draw:frame text:anchor-type="paragraph" draw:z-index="4" draw:name="Shape2" draw:style-name="gr5" draw:text-style-name="P1" svg:width="2.899cm" svg:height="1.026cm" svg:x="7.214cm" svg:y="0.108cm"><draw:text-box><text:p><text:span text:style-name="T1">Channel control </text:span></text:p><text:p><text:span text:style-name="T1"><text:s text:c="8"/></text:span><text:span text:style-name="T1">based</text:span></text:p></draw:text-box></draw:frame></text:p>
      <text:p text:style-name="Standard"/>
      <text:p text:style-name="Standard"><draw:line text:anchor-type="paragraph" draw:z-index="29" draw:name="Shape10" draw:style-name="gr6" draw:text-style-name="P2" svg:x1="1.277cm" svg:y1="0.032cm" svg:x2="1.277cm" svg:y2="0.626cm"><text:p/></draw:line></text:p>
      <text:p text:style-name="Standard"><draw:line text:anchor-type="paragraph" draw:z-index="26" draw:name="Shape6" draw:style-name="gr7" draw:text-style-name="P2" svg:x1="2.124cm" svg:y1="0.139cm" svg:x2="2.177cm" svg:y2="0.975cm"><text:p/></draw:line><draw:line text:anchor-type="paragraph" draw:z-index="27" draw:name="Shape6" draw:style-name="gr7" draw:text-style-name="P2" svg:x1="-0.707cm" svg:y1="0.182cm" svg:x2="-0.654cm" svg:y2="1.018cm"><text:p/></draw:line><draw:line text:anchor-type="paragraph" draw:z-index="28" draw:name="Shape8" draw:style-name="gr6" draw:text-style-name="P2" svg:x1="2.124cm" svg:y1="0.139cm" svg:x2="-0.707cm" svg:y2="0.181cm"><text:p/></draw:line></text:p>
      <text:p text:style-name="Standard"/>
      <text:p text:style-name="Standard"><draw:frame text:anchor-type="paragraph" draw:z-index="3" draw:name="Shape2" draw:style-name="gr4" draw:text-style-name="P1" svg:width="2.973cm" svg:height="1.026cm" svg:x="0.822cm" svg:y="0.002cm"><draw:text-box><text:p><text:span text:style-name="T1">Emission Power Control based</text:span></text:p></draw:text-box></draw:frame><draw:frame text:anchor-type="paragraph" draw:z-index="25" draw:name="Shape2" draw:style-name="gr4" svg:width="2.541cm" svg:height="1.026cm" svg:x="-1.871cm" svg:y="0.044cm"><draw:text-box><text:p>Directional Control based</text:p></draw:text-box></draw:frame></text:p>
      <text:p text:style-name="Standard"><draw:frame text:anchor-type="paragraph" draw:z-index="6" draw:name="Shape2" draw:style-name="gr4" draw:text-style-name="P3" svg:width="3.132cm" svg:height="1.026cm" svg:x="10.638cm" svg:y="0.187cm"><draw:text-box><text:p text:style-name="P2"><text:span text:style-name="T1">Clients Handling methods</text:span></text:p></draw:text-box></draw:frame></text:p>
      <text:p text:style-name="Standard"/>
      <text:p text:style-name="Standard"><draw:line text:anchor-type="paragraph" draw:z-index="22" draw:name="Shape10" draw:style-name="gr6" draw:text-style-name="P2" svg:x1="12.098cm" svg:y1="0.272cm" svg:x2="12.098cm" svg:y2="0.866cm"><text:p/></draw:line></text:p>
      <text:p text:style-name="Standard"><draw:line text:anchor-type="paragraph" draw:z-index="21" draw:name="Shape8" draw:style-name="gr6" draw:text-style-name="P2" svg:x1="13.95cm" svg:y1="0.346cm" svg:x2="10.537cm" svg:y2="0.346cm"><text:p/></draw:line><draw:line text:anchor-type="paragraph" draw:z-index="23" draw:name="Shape10" draw:style-name="gr7" draw:text-style-name="P2" svg:x1="10.537cm" svg:y1="0.346cm" svg:x2="10.537cm" svg:y2="1.082cm"><text:p/></draw:line><draw:line text:anchor-type="paragraph" draw:z-index="24" draw:name="Shape10" draw:style-name="gr7" draw:text-style-name="P2" svg:x1="13.951cm" svg:y1="0.346cm" svg:x2="13.951cm" svg:y2="0.96cm"><text:p/></draw:line></text:p>
      <text:p text:style-name="Standard"><draw:frame text:anchor-type="paragraph" draw:z-index="20" draw:name="Shape2" draw:style-name="gr4" svg:width="3.17cm" svg:height="1.026cm" svg:x="12.871cm" svg:y="0.473cm"><draw:text-box><text:p>Equal throughput based partitioning</text:p></draw:text-box></draw:frame><draw:frame text:anchor-type="paragraph" draw:z-index="19" draw:name="Shape2" draw:style-name="gr8" svg:width="3.075cm" svg:height="1.075cm" svg:x="9.183cm" svg:y="0.473cm"><draw:text-box><text:p>Equal time based <text:s text:c="6"/>partitioning</text:p></draw:text-box></draw:frame><draw:frame text:anchor-type="paragraph" draw:z-index="31" draw:name="Shape2" draw:style-name="gr4" draw:text-style-name="P3" svg:width="3.132cm" svg:height="1.026cm" svg:x="1.378cm" svg:y="0.245cm"><draw:text-box><text:p text:style-name="P2"><text:span text:style-name="T1">Clients Handling methods</text:span></text:p></draw:text-box></draw:frame></text:p>
      <text:p text:style-name="Standard"/>
      <text:p text:style-name="Standard"><draw:line text:anchor-type="paragraph" draw:z-index="37" draw:name="Shape10" draw:style-name="gr6" draw:text-style-name="P2" svg:x1="2.891cm" svg:y1="0.297cm" svg:x2="2.891cm" svg:y2="0.891cm"><text:p/></draw:line></text:p>
      <text:p text:style-name="Standard"><draw:line text:anchor-type="paragraph" draw:z-index="34" draw:name="Shape10" draw:style-name="gr7" draw:text-style-name="P2" svg:x1="4.319cm" svg:y1="0.362cm" svg:x2="4.319cm" svg:y2="1.098cm"><text:p/></draw:line><draw:line text:anchor-type="paragraph" draw:z-index="35" draw:name="Shape8" draw:style-name="gr6" draw:text-style-name="P2" svg:x1="4.319cm" svg:y1="0.362cm" svg:x2="0.906cm" svg:y2="0.362cm"><text:p/></draw:line><draw:line text:anchor-type="paragraph" draw:z-index="36" draw:name="Shape10" draw:style-name="gr7" draw:text-style-name="P2" svg:x1="0.906cm" svg:y1="0.388cm" svg:x2="0.906cm" svg:y2="1.124cm"><text:p/></draw:line></text:p>
      <text:p text:style-name="Standard"><draw:line text:anchor-type="paragraph" draw:z-index="59" draw:name="Shape10" draw:style-name="gr7" draw:text-style-name="P2" svg:x1="11.184cm" svg:y1="10.765cm" svg:x2="11.184cm" svg:y2="11.501cm"><text:p/></draw:line><draw:line text:anchor-type="paragraph" draw:z-index="58" draw:name="Shape10" draw:style-name="gr7" draw:text-style-name="P2" svg:x1="7.877cm" svg:y1="10.765cm" svg:x2="7.877cm" svg:y2="11.501cm"><text:p/></draw:line><draw:line text:anchor-type="paragraph" draw:z-index="57" draw:name="Shape10" draw:style-name="gr7" draw:text-style-name="P2" svg:x1="3.988cm" svg:y1="10.765cm" svg:x2="3.988cm" svg:y2="11.501cm"><text:p/></draw:line><draw:line text:anchor-type="paragraph" draw:z-index="56" draw:name="Shape10" draw:style-name="gr6" draw:text-style-name="P2" svg:x1="6.555cm" svg:y1="10.765cm" svg:x2="6.569cm" svg:y2="10.342cm"><text:p/></draw:line><draw:line text:anchor-type="paragraph" draw:z-index="55" draw:name="Shape8" draw:style-name="gr6" draw:text-style-name="P2" svg:x1="11.185cm" svg:y1="10.765cm" svg:x2="3.988cm" svg:y2="10.765cm"><text:p/></draw:line><draw:frame text:anchor-type="paragraph" draw:z-index="54" draw:name="Shape2" draw:style-name="gr10" draw:text-style-name="P3" svg:width="3.326cm" svg:height="1.026cm" svg:x="9.738cm" svg:y="11.247cm"><draw:text-box><text:p text:style-name="P2"><text:span text:style-name="T1">Energy concerving trigered</text:span></text:p></draw:text-box></draw:frame><draw:frame text:anchor-type="paragraph" draw:z-index="53" draw:name="Shape2" draw:style-name="gr10" draw:text-style-name="P3" svg:width="2.812cm" svg:height="1.026cm" svg:x="6.378cm" svg:y="11.247cm"><draw:text-box><text:p text:style-name="P2"><text:span text:style-name="T1">Number of client triggered</text:span></text:p></draw:text-box></draw:frame><draw:frame text:anchor-type="paragraph" draw:z-index="52" draw:name="Shape2" draw:style-name="gr10" draw:text-style-name="P3" svg:width="2.812cm" svg:height="1.026cm" svg:x="3.378cm" svg:y="11.247cm"><draw:text-box><text:p text:style-name="P2"><text:span text:style-name="T1">Interference trigered</text:span></text:p></draw:text-box></draw:frame><draw:frame text:anchor-type="paragraph" draw:z-index="32" draw:name="Shape2" draw:style-name="gr4" draw:text-style-name="P3" svg:width="3.132cm" svg:height="1.026cm" svg:x="-1.612cm" svg:y="0.637cm"><draw:text-box><text:p text:style-name="P2"><text:span text:style-name="T1">Single AP connection</text:span></text:p></draw:text-box></draw:frame><draw:frame text:anchor-type="paragraph" draw:z-index="33" draw:name="Shape2" draw:style-name="gr4" draw:text-style-name="P3" svg:width="3.132cm" svg:height="1.026cm" svg:x="3.177cm" svg:y="0.61cm"><draw:text-box><text:p text:style-name="P2"><text:span text:style-name="T1">Multiple AP connection</text:span></text:p></draw:text-box></draw:frame><draw:frame text:anchor-type="paragraph" draw:z-index="38" draw:name="Shape2" draw:style-name="gr5" draw:text-style-name="P3" svg:width="3.133cm" svg:height="1.026cm" svg:x="11.67cm" svg:y="1.7cm"><draw:text-box><text:p text:style-name="P2"><text:span text:style-name="T1">Proportionnal fairness</text:span></text:p></draw:text-box></draw:frame><draw:frame text:anchor-type="paragraph" draw:z-index="39" draw:name="Shape2" draw:style-name="gr4" draw:text-style-name="P3" svg:width="3.132cm" svg:height="1.026cm" svg:x="13.839cm" svg:y="4.32cm"><draw:text-box><text:p text:style-name="P2"><text:span text:style-name="T1">Orthogonal based only handling</text:span></text:p></draw:text-box></draw:frame><draw:frame text:anchor-type="paragraph" draw:z-index="40" draw:name="Shape2" draw:style-name="gr9" draw:text-style-name="P3" svg:width="3.365cm" svg:height="1.128cm" svg:x="9.744cm" svg:y="4.399cm"><draw:text-box><text:p text:style-name="P2"><text:span text:style-name="T1">Interfering AP <text:s/>channels Handling </text:span></text:p></draw:text-box></draw:frame><draw:line text:anchor-type="paragraph" draw:z-index="41" draw:name="Shape8" draw:style-name="gr6" draw:text-style-name="P2" svg:x1="15.22cm" svg:y1="3.6cm" svg:x2="11.807cm" svg:y2="3.6cm"><text:p/></draw:line><draw:line text:anchor-type="paragraph" draw:z-index="42" draw:name="Shape10" draw:style-name="gr7" draw:text-style-name="P2" svg:x1="15.221cm" svg:y1="3.6cm" svg:x2="15.221cm" svg:y2="4.452cm"><text:p/></draw:line><draw:line text:anchor-type="paragraph" draw:z-index="43" draw:name="Shape10" draw:style-name="gr7" draw:text-style-name="P2" svg:x1="11.807cm" svg:y1="3.6cm" svg:x2="11.807cm" svg:y2="4.399cm"><text:p/></draw:line><draw:line text:anchor-type="paragraph" draw:z-index="44" draw:name="Shape10" draw:style-name="gr6" draw:text-style-name="P2" svg:x1="13.289cm" svg:y1="2.725cm" svg:x2="13.289cm" svg:y2="3.6cm"><text:p/></draw:line><draw:frame text:anchor-type="paragraph" draw:z-index="45" draw:name="Shape2" draw:style-name="gr4" draw:text-style-name="P3" svg:width="3.132cm" svg:height="1.026cm" svg:x="6.378cm" svg:y="7.246cm"><draw:text-box><text:p text:style-name="P2"><text:span text:style-name="T1">Services handled by AP association</text:span></text:p></draw:text-box></draw:frame><draw:frame text:anchor-type="paragraph" draw:z-index="46" draw:name="Shape2" draw:style-name="gr10" draw:text-style-name="P3" svg:width="2.082cm" svg:height="1.026cm" svg:x="1.378cm" svg:y="9.246cm"><draw:text-box><text:p text:style-name="P2"><text:span text:style-name="T1">Clients mobility</text:span></text:p></draw:text-box></draw:frame><draw:frame text:anchor-type="paragraph" draw:z-index="47" draw:name="Shape2" draw:style-name="gr10" draw:text-style-name="P3" svg:width="3.791cm" svg:height="1.026cm" svg:x="4.378cm" svg:y="9.246cm"><draw:text-box><text:p text:style-name="P2"><text:span text:style-name="T1">Load balancing, channel selection</text:span></text:p></draw:text-box></draw:frame><draw:line text:anchor-type="paragraph" draw:z-index="48" draw:name="Shape8" draw:style-name="gr6" draw:text-style-name="P2" svg:x1="9.545cm" svg:y1="8.648cm" svg:x2="2.348cm" svg:y2="8.648cm"><text:p/></draw:line><draw:line text:anchor-type="paragraph" draw:z-index="49" draw:name="Shape10" draw:style-name="gr6" draw:text-style-name="P2" svg:x1="7.759cm" svg:y1="8.239cm" svg:x2="7.759cm" svg:y2="8.648cm"><text:p/></draw:line><draw:line text:anchor-type="paragraph" draw:z-index="50" draw:name="Shape10" draw:style-name="gr7" draw:text-style-name="P2" svg:x1="2.347cm" svg:y1="8.648cm" svg:x2="2.347cm" svg:y2="9.384cm"><text:p/></draw:line><draw:line text:anchor-type="paragraph" draw:z-index="51" draw:name="Shape10" draw:style-name="gr7" draw:text-style-name="P2" svg:x1="6.092cm" svg:y1="8.648cm" svg:x2="6.092cm" svg:y2="9.38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0" draw:name="Shape2" draw:style-name="gr4" draw:text-style-name="P3" svg:width="3.132cm" svg:height="1.026cm" svg:x="5.849cm" svg:y="0.155cm"><draw:text-box><text:p text:style-name="P2"><text:span text:style-name="T1">AP controller</text:span></text:p></draw:text-box></draw:frame><draw:frame text:anchor-type="paragraph" draw:z-index="61" draw:name="Shape2" draw:style-name="gr4" draw:text-style-name="P3" svg:width="3.132cm" svg:height="1.999cm" svg:x="9.024cm" svg:y="2.669cm"><draw:text-box><text:p text:style-name="P2"><text:span text:style-name="T1">Fixed AP configuration &amp; change clients Assignments</text:span></text:p></draw:text-box></draw:frame><draw:frame text:anchor-type="paragraph" draw:z-index="62" draw:name="Shape2" draw:style-name="gr4" draw:text-style-name="P3" svg:width="3.132cm" svg:height="1.999cm" svg:x="2.33cm" svg:y="2.589cm"><draw:text-box><text:p text:style-name="P2"><text:span text:style-name="T1">Fixed Client assigments &amp; change AP configuration</text:span></text:p></draw:text-box></draw:frame><draw:frame text:anchor-type="paragraph" draw:z-index="63" draw:name="Shape2" draw:style-name="gr4" draw:text-style-name="P3" svg:width="3.132cm" svg:height="1.026cm" svg:x="0.081cm" svg:y="5.738cm"><draw:text-box><text:p text:style-name="P2"><text:span text:style-name="T1">Power emission change</text:span></text:p></draw:text-box></draw:frame><draw:frame text:anchor-type="paragraph" draw:z-index="64" draw:name="Shape2" draw:style-name="gr4" draw:text-style-name="P3" svg:width="3.643cm" svg:height="1.026cm" svg:x="3.627cm" svg:y="5.817cm"><draw:text-box><text:p text:style-name="P2"><text:span text:style-name="T1">Channel assignments change</text:span></text:p></draw:text-box></draw:frame><draw:line text:anchor-type="paragraph" draw:z-index="65" draw:name="Shape8" draw:style-name="gr6" draw:text-style-name="P2" svg:x1="5.628cm" svg:y1="5.235cm" svg:x2="1.448cm" svg:y2="5.235cm"><text:p/></draw:line><draw:line text:anchor-type="paragraph" draw:z-index="66" draw:name="Shape8" draw:style-name="gr6" draw:text-style-name="P2" svg:x1="10.656cm" svg:y1="1.875cm" svg:x2="4.015cm" svg:y2="1.875cm"><text:p/></draw:line><draw:line text:anchor-type="paragraph" draw:z-index="67" draw:name="Shape10" draw:style-name="gr6" draw:text-style-name="P2" svg:x1="3.856cm" svg:y1="5.235cm" svg:x2="3.844cm" svg:y2="4.588cm"><text:p/></draw:line><draw:line text:anchor-type="paragraph" draw:z-index="68" draw:name="Shape10" draw:style-name="gr6" draw:text-style-name="P2" svg:x1="7.454cm" svg:y1="1.875cm" svg:x2="7.468cm" svg:y2="1.18cm"><text:p/></draw:line><draw:line text:anchor-type="paragraph" draw:z-index="69" draw:name="Shape10" draw:style-name="gr7" draw:text-style-name="P2" svg:x1="1.447cm" svg:y1="5.235cm" svg:x2="1.447cm" svg:y2="5.971cm"><text:p/></draw:line><draw:line text:anchor-type="paragraph" draw:z-index="70" draw:name="Shape10" draw:style-name="gr7" draw:text-style-name="P2" svg:x1="5.628cm" svg:y1="5.235cm" svg:x2="5.628cm" svg:y2="5.971cm"><text:p/></draw:line><draw:line text:anchor-type="paragraph" draw:z-index="71" draw:name="Shape10" draw:style-name="gr7" draw:text-style-name="P2" svg:x1="4.014cm" svg:y1="1.854cm" svg:x2="4.014cm" svg:y2="2.59cm"><text:p/></draw:line><draw:line text:anchor-type="paragraph" draw:z-index="72" draw:name="Shape10" draw:style-name="gr7" draw:text-style-name="P2" svg:x1="10.655cm" svg:y1="1.875cm" svg:x2="10.655cm" svg:y2="2.611cm"><text:p/></draw:lin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55:35.987178568</meta:creation-date>
    <meta:editing-duration>PT5H14M5S</meta:editing-duration>
    <meta:editing-cycles>4</meta:editing-cycles>
    <meta:generator>LibreOffice/4.2.8.2$Linux_X86_64 LibreOffice_project/420m0$Build-2</meta:generator>
    <dc:date>2017-03-23T15:29:36.246309405</dc:date>
    <meta:document-statistic meta:table-count="0" meta:image-count="0" meta:object-count="0" meta:page-count="2" meta:paragraph-count="0" meta:word-count="0" meta:character-count="0" meta:non-whitespace-character-count="0"/>
  </office:meta>
</office:document-meta>
</file>